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4" style:family="paragraph" style:parent-style-name="Text_20_body">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Text_20_body" style:list-style-name="L4">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Text_20_body" style:list-style-name="L3"/>
    <style:style style:name="P7" style:family="paragraph" style:parent-style-name="Text_20_body">
      <style:text-properties fo:font-weight="bold" style:font-weight-asian="bold" style:font-weight-complex="bold"/>
    </style:style>
    <style:style style:name="P8" style:family="paragraph" style:parent-style-name="Text_20_body" style:list-style-name="L3">
      <style:text-properties fo:font-weight="bold" style:font-weight-asian="bold" style:font-weight-complex="bold"/>
    </style:style>
    <style:style style:name="P9" style:family="paragraph" style:parent-style-name="Text_20_body" style:list-style-name="L6">
      <style:text-properties fo:font-weight="bold" style:font-weight-asian="bold" style:font-weight-complex="bold"/>
    </style:style>
    <style:style style:name="P10" style:family="paragraph" style:parent-style-name="Text_20_body" style:list-style-name="L4">
      <style:text-properties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paragraph-properties fo:margin-left="0.9846in" fo:margin-right="0in"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Heading_20_1" style:list-style-name="L1"/>
    <style:style style:name="P16" style:family="paragraph" style:parent-style-name="Heading_20_1" style:list-style-name="L1">
      <style:text-properties fo:font-size="16.1000003814697pt" fo:font-style="normal" style:text-underline-style="none" fo:font-weight="bold" style:font-size-asian="16.1000003814697pt" style:font-style-asian="normal" style:font-weight-asian="bold" style:font-size-complex="16.1000003814697pt" style:font-style-complex="normal" style:font-weight-complex="bold"/>
    </style:style>
    <style:style style:name="P17" style:family="paragraph" style:parent-style-name="Heading_20_1" style:list-style-name="L1">
      <style:paragraph-properties fo:break-before="page"/>
    </style:style>
    <style:style style:name="P18" style:family="paragraph" style:parent-style-name="Heading_20_1" style:list-style-name="L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style:font-size-asian="10.5pt" style:font-style-asian="normal" style:font-size-complex="12pt" style:font-style-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style:font-size-asian="10.5pt" style:font-size-complex="12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style:style style:name="T11" style:family="text">
      <style:text-properties fo:font-weight="bold" style:font-weight-asian="bold" style:font-weight-complex="bold"/>
    </style:style>
    <style:style style:name="T12" style:family="text">
      <style:text-properties fo:font-style="italic" fo:font-weight="normal" style:font-style-asian="italic" style:font-weight-asian="normal"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MA.SI</text:p>
      <text:p text:style-name="P2"/>
      <text:p text:style-name="P1">Single player score mode – Specif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1.Purpose<text:tab/>3</text:p>
          <text:p text:style-name="P20">2.Stories<text:tab/>3</text:p>
          <text:p text:style-name="P20">3.Scenario<text:tab/>3</text:p>
          <text:p text:style-name="P20">4.File Structure<text:tab/>4</text:p>
        </text:index-body>
      </text:table-of-content>
      <text:p text:style-name="P1"/>
      <text:list text:style-name="L1">
        <text:list-item>
          <text:h text:style-name="P17" text:outline-level="1">Purpose</text:h>
        </text:list-item>
      </text:list>
      <text:p text:style-name="Text_20_body"><text:tab/>The purpose of this document is to give a full specification of the “<text:span text:style-name="T1">Single player score mode”.</text:span></text:p>
      <text:list text:style-name="L1" text:continue-numbering="true">
        <text:list-item>
          <text:h text:style-name="P15" text:outline-level="1">Stories</text:h>
        </text:list-item>
      </text:list>
      <text:p text:style-name="Text_20_body"><text:tab/>When the user starts playing this play mode he must select a story. A story defines a series of projects that the user has to go through. Each story has a difficulty level, this level can be :</text:p>
      <text:list text:style-name="L6">
        <text:list-item>
          <text:p text:style-name="P9">Novice : <text:span text:style-name="T8">Defines that the story is written for beginners.</text:span></text:p>
        </text:list-item>
        <text:list-item>
          <text:p text:style-name="P9">Intermediate : <text:span text:style-name="T8">Defines that the story is written for players who have played the game many times.</text:span></text:p>
        </text:list-item>
        <text:list-item>
          <text:p text:style-name="P9">Expert : <text:span text:style-name="T8">Defines that the story is written for experienced players.</text:span></text:p>
        </text:list-item>
      </text:list>
      <text:p text:style-name="P7"><text:span text:style-name="T1">A story also defines the day that the story will start and the company members(Boss,Administrator, Accountant).</text:span></text:p>
      <text:list text:style-name="L1" text:continue-numbering="true">
        <text:list-item>
          <text:h text:style-name="P16" text:outline-level="1">Scenario</text:h>
        </text:list-item>
      </text:list>
      <text:p text:style-name="P4"><text:tab/>When the game starts the user takes the role of the project manager in a company. The company receives it's first project, the details of the project(description,start\end date,budget) are given to the project manager. Since the company is new there are no available employees, so the project manager reads CV's of some people and decides, based on their salary and skills, who will be hired. The project manager has to schedule the tasks of this project, lets assume that the project has the following tasks :</text:p>
      <text:list text:style-name="L2">
        <text:list-item>
          <text:p text:style-name="P11">Take requirements</text:p>
        </text:list-item>
        <text:list-item>
          <text:p text:style-name="P11">Write Code</text:p>
        </text:list-item>
        <text:list-item>
          <text:p text:style-name="P11">Test Code</text:p>
        </text:list-item>
      </text:list>
      <text:p text:style-name="Text_20_body"><text:span text:style-name="T1">The project manager decides that for the first 3 days he will put 2 employees to take the requirements for this project. After that another 10 days will be spent to write the code and 3 days to test the code. The project starts, the employees are working on their assigned tasks and after 12 days the client wants more features for the project. The project manager stops all ongoing tasks and puts 2 people for 2 days to take the requirements and then all of the employees start writing code for 5 days and test the code for 3 days. The project manager sees that with this schedule the deadline is not sufficient, so he removes 2 days from writing code and 1 day from testing. The day for the delivery of the project has come, the project is evaluated and the company gets 6 out of 10 points, because the project manager did not spent many days for testing. The company receives another project and this goes on until the story finishes.</text:span></text:p>
      <text:list text:style-name="L1" text:continue-numbering="true">
        <text:list-item>
          <text:h text:style-name="P17" text:outline-level="1">File Structure</text:h>
        </text:list-item>
      </text:list>
      <text:p text:style-name="Text_20_body"><text:tab/>The files for this play mode are located inside the : “installPath/Data/SinglePlayerScoreMode”. The Stories folder contains the definitions for all available stories. Inside the stories folder there are many folder each folder represents a story. The folder name is the name of the story. Each folder must contain : </text:p>
      <text:list text:style-name="L3">
        <text:list-item>
          <text:p text:style-name="P6"><text:span text:style-name="T11">info.html :</text:span> file which is the description of this story.</text:p>
        </text:list-item>
        <text:list-item>
          <text:p text:style-name="P8">story.xml : <text:span text:style-name="T8">this is an XML file that defines many properties of the story the XML has the following format : </text:span></text:p>
        </text:list-item>
      </text:list>
      <text:p text:style-name="P14"><text:span text:style-name="T8">&lt;Story&gt;<text:line-break/><text:tab/>&lt;DifficultyLevel&gt;Novice&lt;/DifficultyLevel&gt;<text:line-break/><text:tab/>&lt;StartDate&gt;2008-04-08&lt;/StartDate&gt;<text:line-break/><text:tab/>&lt;Projects&gt;<text:line-break/><text:tab/><text:tab/>&lt;Project&gt;p1&lt;/Project&gt;<text:line-break/><text:tab/>&lt;/Projects&gt;<text:line-break/><text:tab/>&lt;Persons&gt;<text:line-break/><text:tab/><text:tab/>&lt;Boss&gt;<text:line-break/><text:tab/><text:tab/><text:tab/>&lt;Name&gt;Chandler&lt;/Name&gt;<text:line-break/><text:tab/><text:tab/><text:tab/>&lt;LastName&gt;Bing&lt;/LastName&gt;<text:line-break/><text:tab/><text:tab/>&lt;/Boss&gt;<text:line-break/><text:tab/><text:tab/>&lt;Administrator&gt;<text:line-break/><text:tab/><text:tab/><text:tab/>&lt;Name&gt;Ross&lt;/Name&gt;<text:line-break/><text:tab/><text:tab/><text:tab/>&lt;LastName&gt;Geler&lt;/LastName&gt;<text:line-break/><text:tab/><text:tab/>&lt;/Administrator&gt;<text:line-break/><text:tab/><text:tab/>&lt;Accountant&gt;<text:line-break/><text:tab/><text:tab/><text:tab/>&lt;Name&gt;Andrian&lt;/Name&gt;<text:line-break/><text:tab/><text:tab/><text:tab/>&lt;LastName&gt;Green&lt;/LastName&gt;<text:line-break/><text:tab/><text:tab/>&lt;/Accountant&gt;<text:tab/><text:line-break/><text:tab/>&lt;/Persons&gt;<text:line-break/>&lt;/Story&gt;</text:span></text:p>
      <text:list text:style-name="L4">
        <text:list-item>
          <text:p text:style-name="P5">one or more *.prj files : <text:span text:style-name="T8">A .prj file contains the definition of a project. It is a zip file that contains the definition of the project and the SD model that this project will use. The .prj must contain:</text:span></text:p>
          <text:list>
            <text:list-item>
              <text:p text:style-name="P10"><text:span text:style-name="T3">project.xml : </text:span><text:span text:style-name="T4">This file contains the definition of the project.</text:span><text:span text:style-name="T8"><text:line-break/></text:span><text:span text:style-name="T12">&lt;Project&gt;<text:line-break/><text:tab/>&lt;name&gt;Hospital&lt;/name&gt;<text:line-break/><text:tab/>&lt;description&gt;<text:line-break/><text:tab/>This project must hold information for all patients.<text:line-break/><text:tab/>&lt;/description&gt;<text:line-break/><text:tab/>&lt;budget&gt;3000&lt;/budget&gt;<text:line-break/><text:tab/>&lt;relativeStartDate&gt;2&lt;/relativeStartDate&gt;<text:line-break/><text:tab/>&lt;relativeEndDate&gt;12&lt;/relativeEndDate&gt;<text:line-break/><text:tab/>&lt;tasks&gt;<text:line-break/><text:tab/><text:tab/>&lt;Task&gt;<text:line-break/><text:tab/><text:tab/><text:tab/>&lt;name&gt;Develop&lt;/name&gt;<text:line-break/><text:tab/><text:tab/><text:tab/>&lt;description&gt;Start writing code&lt;/description&gt;<text:line-break/><text:tab/><text:tab/>&lt;/Task&gt;<text:line-break/><text:tab/><text:tab/>&lt;Task&gt;<text:line-break/><text:tab/><text:tab/><text:tab/>&lt;name&gt;Test&lt;/name&gt;<text:line-break/><text:tab/><text:tab/><text:tab/>&lt;description&gt;Tests the code&lt;/description&gt;<text:line-break/><text:tab/><text:tab/>&lt;/Task&gt;<text:line-break/><text:tab/><text:tab/>&lt;Task&gt;<text:line-break/></text:span><text:soft-page-break/><text:span text:style-name="T12"><text:tab/><text:tab/><text:tab/>&lt;name&gt;Requirements&lt;/name&gt;<text:line-break/><text:tab/><text:tab/><text:tab/>&lt;description&gt;Write requirements for the project&lt;/description&gt;<text:line-break/><text:tab/><text:tab/>&lt;/Task&gt;<text:line-break/><text:tab/>&lt;/tasks&gt;<text:line-break/>&lt;/Project&gt;<text:line-break/></text:span><text:span text:style-name="T5">The relativeStartDate defines after how many days since the start date of the story the project will start. The relativeEndDate defines how many days since the start date of the story the project will end.</text:span></text:p>
            </text:list-item>
            <text:list-item>
              <text:p text:style-name="P10"><text:span text:style-name="T6">sdmodel.xml : </text:span><text:span text:style-name="T5">This file contains the definition of the SD model. Currently this XML file is generated with the XMLEncoder for more info see </text:span><text:a xlink:type="simple" xlink:href="http://java.sun.com/j2se/1.4.2/docs/api/java/beans/XMLEncoder.html"><text:span text:style-name="T5">here</text:span></text:a><text:span text:style-name="T5">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dward Elric</meta:initial-creator>
    <meta:creation-date>2009-01-04T15:16:45</meta:creation-date>
    <dc:creator>Edward Elric</dc:creator>
    <dc:date>2009-01-06T01:38:51</dc:date>
    <meta:editing-cycles>24</meta:editing-cycles>
    <meta:editing-duration>PT5H33M31S</meta:editing-duration>
    <meta:user-defined meta:name="Info 1"/>
    <meta:user-defined meta:name="Info 2"/>
    <meta:user-defined meta:name="Info 3"/>
    <meta:user-defined meta:name="Info 4"/>
    <meta:document-statistic meta:table-count="0" meta:image-count="0" meta:object-count="0" meta:page-count="5" meta:paragraph-count="29" meta:word-count="686" meta:character-count="4334"/>
  </office:meta>
</office:document-meta>
</file>